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mm" fo:margin-bottom="4mm" style:contextual-spacing="false" fo:text-align="justify" style:justify-single-word="false">
        <style:tab-stops/>
      </style:paragraph-properties>
      <style:text-properties officeooo:paragraph-rsid="004a2424"/>
    </style:style>
    <style:style style:name="P2" style:family="paragraph" style:parent-style-name="Standard" style:master-page-name="">
      <style:paragraph-properties fo:margin-top="0mm" fo:margin-bottom="4mm" style:contextual-spacing="false" fo:text-align="center" style:justify-single-word="false" style:page-number="auto">
        <style:tab-stops/>
      </style:paragraph-properties>
      <style:text-properties style:font-name="Liberation Sans" fo:font-size="14pt" fo:font-weight="bold" officeooo:rsid="00532e85" officeooo:paragraph-rsid="00532e85" style:font-size-asian="14pt" style:font-weight-asian="bold" style:font-size-complex="14pt"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ONDRES</text:p>
      <text:p text:style-name="P1">LONDON (en inglés, London) es la capital y mayor ciudad de Inglaterra y del Reino Unido. Situada a orillas del río Támesis, LONDON es un importante asentamiento humano desde que fue fundada por los romanos con el nombre de Londinium hace casi dos milenios. El núcleo antiguo de la urbe, la City de LONDON, conserva básicamente su perímetro medieval de una milla cuadrada. Desde el siglo XIX el nombre «LONDON» también hace referencia a toda la metrópolis desarrollada alrededor de este núcleo. El grueso de esta conurbación forma la región de LONDON y el área administrativa del Gran LONDON, gobernado por el alcalde y la asamblea de LONDON.</text:p>
      <text:p text:style-name="P1">LONDON es una ciudad global, uno de los centros neurálgicos en el ámbito de las artes, el comercio, la educación, el entretenimiento, la moda, las finanzas, los medios de comunicación, la investigación, el turismo o el transporte. Es el principal centro financiero del mundo y una de las áreas metropolitanas con mayor PIB. LONDON es también una capital cultural mundial, la ciudad más visitada considerando el número de visitas internacionales y tiene el mayor sistema aeroportuario del mundo según el tráfico de pasajeros. Asimismo, las 43 universidades de la ciudad conforman la mayor concentración de centros de estudios superiores de toda Europa. En el año 2012 LONDON se convirtió en la única ciudad en albergar la celebración de tres Juegos Olímpicos de Verano.</text:p>
      <text:p text:style-name="P1">En esta ciudad multirracial convive gente de un gran número de culturas que hablan más de trescientos idiomas distintos. La Autoridad del Gran LONDON estima que en 2015 la ciudad tiene 8,63 millones de habitantes, que supone el 12,5 % del total de habitantes del Reino Unido. El área urbana del Gran LONDON, con 10.470.000 habitantes, es la segunda más grande de Europa, pero su área metropolitana, con una población estimada de entre 12 y 14 millones, es la mayor del continente. Desde 1831 a 1925 LONDON, como capital del Imperio británico, fue la ciudad más poblada del mundo.</text:p>
      <text:p text:style-name="P1">LONDON cuenta con cuatro enclaves declarados Patrimonio de la Humanidad: la Torre de LONDON, el <text:span text:style-name="T1">Real</text:span> Jardín Botánico de Kew, el sitio formado por el Palacio, la Abadía de Westminster, la Iglesia de Santa Margarita y Greenwich (donde se encuentra el <text:span text:style-name="T1">Real</text:span> Observatorio que marca el meridiano de Greenwich y el tiempo medio). Otros lugares famosos de la ciudad son el Palacio de Buckingham, el London Eye, Piccadilly Circus, la Catedral de San Pablo, el Puente de la Torre o Trafalgar Square. LONDON cuenta también con numerosos museos, galerías de arte, bibliotecas, eventos deportivos y otras instituciones culturales como el Museo Británico, la National Gallery, la Tate Modern, la Biblioteca Británica y los cuarenta teatros del West End. El metro de LONDON, <text:soft-page-break/>que en 2013 cumplió 150 años, es el más antiguo del mund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120mm" fo:page-height="297mm" style:num-format="1" style:print-orientation="portrait"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1-08T12:05:59.100000000</dc:date>
    <meta:editing-duration>PT5H59M57S</meta:editing-duration>
    <meta:editing-cycles>53</meta:editing-cycles>
    <meta:document-statistic meta:table-count="0" meta:image-count="0" meta:object-count="0" meta:page-count="2" meta:paragraph-count="5" meta:word-count="465" meta:character-count="2813" meta:non-whitespace-character-count="2353"/>
  </office:meta>
</office:document-meta>
</file>